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Name:</text:span> {{ name }}</text:p>
      <text:p text:style-name="Text_20_body"><text:span text:style-name="Strong_20_Emphasis">Contact Information:</text:span></text:p>
      <text:list text:style-name="L1">
        <text:list-item>
          <text:p text:style-name="P1">Address: {{ contact_information.address }}</text:p>
        </text:list-item>
        <text:list-item>
          <text:p text:style-name="P1">Phone: {{ contact_information.phone }}</text:p>
        </text:list-item>
        <text:list-item>
          <text:p text:style-name="P1">Email: {{ contact_information.email }}</text:p>
        </text:list-item>
        <text:list-item>
          <text:p text:style-name="P1">LinkedIn: {{ contact_information.linkedin }}</text:p>
        </text:list-item>
        <text:list-item>
          <text:p text:style-name="P1">Github: {{ contact_information.github }}</text:p>
        </text:list-item>
        <text:list-item>
          <text:p text:style-name="P1">Portfolio: {{ contact_information.portfolio }}</text:p>
        </text:list-item>
      </text:list>
      <text:p text:style-name="Text_20_body"><text:span text:style-name="Strong_20_Emphasis">Title:</text:span> {{ title }}</text:p>
      <text:p text:style-name="Text_20_body"><text:span text:style-name="Strong_20_Emphasis">Summary:</text:span> {{ summary }}</text:p>
      <text:p text:style-name="Text_20_body"><text:span text:style-name="Strong_20_Emphasis">Languages:</text:span> {{ languages | join(', ') }}</text:p>
      <text:p text:style-name="Text_20_body"><text:span text:style-name="Strong_20_Emphasis">Education:</text:span> {% for edu in education %}</text:p>
      <text:list text:style-name="L2">
        <text:list-item>
          <text:p text:style-name="P2">Degree: {{ edu.degree }}</text:p>
        </text:list-item>
        <text:list-item>
          <text:p text:style-name="P2">University: {{ edu.university }}</text:p>
        </text:list-item>
        <text:list-item>
          <text:p text:style-name="P2">Location: {{ edu.location }}</text:p>
        </text:list-item>
        <text:list-item>
          <text:p text:style-name="P2">Duration: {{ edu.duration }}</text:p>
        </text:list-item>
        <text:list-item>
          <text:p text:style-name="P2">Courses: {{ edu.courses | join(', ') }} {% endfor %}</text:p>
        </text:list-item>
      </text:list>
      <text:p text:style-name="Text_20_body"><text:span text:style-name="Strong_20_Emphasis">Certifications:</text:span> {% for cert in certifications %}</text:p>
      <text:list text:style-name="L3">
        <text:list-item>
          <text:p text:style-name="P3">Certification Name: {{ cert.certification_name }}</text:p>
        </text:list-item>
        <text:list-item>
          <text:p text:style-name="P3">Issuing Organization: {{ cert.issuing_organization }}</text:p>
        </text:list-item>
        <text:list-item>
          <text:p text:style-name="P3">Issue Date: {{ cert.issue_date }} {% endfor %}</text:p>
        </text:list-item>
      </text:list>
      <text:p text:style-name="Text_20_body"><text:span text:style-name="Strong_20_Emphasis">Awards and Scholarships:</text:span> {% for award in awards_and_scholarships %}</text:p>
      <text:list text:style-name="L4">
        <text:list-item>
          <text:p text:style-name="P4">Award Name: {{ award.award_name }}</text:p>
        </text:list-item>
        <text:list-item>
          <text:p text:style-name="P4">Issuing Organization: {{ award.issuing_organization }}</text:p>
        </text:list-item>
        <text:list-item>
          <text:p text:style-name="P4">Issue Date: {{ award.issue_date }} {% endfor %}</text:p>
        </text:list-item>
      </text:list>
      <text:p text:style-name="Text_20_body"><text:span text:style-name="Strong_20_Emphasis">Volunteering and Leadership:</text:span> {% for v in volunteering_and_leadership %}</text:p>
      <text:list text:style-name="L5">
        <text:list-item>
          <text:p text:style-name="P5">Role: {{ v.role }}</text:p>
        </text:list-item>
        <text:list-item>
          <text:p text:style-name="P5">Organization: {{ v.organization }}</text:p>
        </text:list-item>
        <text:list-item>
          <text:p text:style-name="P5">Location: {{ v.location }}</text:p>
        </text:list-item>
        <text:list-item>
          <text:p text:style-name="P5">Duration: {{ v.duration }}</text:p>
        </text:list-item>
        <text:list-item>
          <text:p text:style-name="P5"><text:soft-page-break/>Description: {{ v.description }}</text:p>
        </text:list-item>
        <text:list-item>
          <text:p text:style-name="P5">Skills:</text:p>
          <text:list>
            <text:list-item>
              <text:p text:style-name="P5">Programming Languages: {{ v.skills.programming_languages | join(', ') }}</text:p>
            </text:list-item>
            <text:list-item>
              <text:p text:style-name="P5">Technical Skills: {{ v.skills.technical_skills | join(', ') }}</text:p>
            </text:list-item>
            <text:list-item>
              <text:p text:style-name="P5">Soft Skills: {{ v.skills.soft_skills | join(', ') }} {% endfor %}</text:p>
            </text:list-item>
          </text:list>
        </text:list-item>
      </text:list>
      <text:p text:style-name="Text_20_body"><text:span text:style-name="Strong_20_Emphasis">Work Experience:</text:span> {% for w in work_experience %}</text:p>
      <text:list text:style-name="L6">
        <text:list-item>
          <text:p text:style-name="P6">Job Title: {{ w.job_title }}</text:p>
        </text:list-item>
        <text:list-item>
          <text:p text:style-name="P6">Company: {{ w.company }}</text:p>
        </text:list-item>
        <text:list-item>
          <text:p text:style-name="P6">Location: {{ w.location }}</text:p>
        </text:list-item>
        <text:list-item>
          <text:p text:style-name="P6">Duration: {{ w.duration }}</text:p>
        </text:list-item>
        <text:list-item>
          <text:p text:style-name="P6">Description: {{ w.description }}</text:p>
        </text:list-item>
        <text:list-item>
          <text:p text:style-name="P6">Skills:</text:p>
          <text:list>
            <text:list-item>
              <text:p text:style-name="P6">Programming Languages: {{ w.skills.programming_languages | join(', ') }}</text:p>
            </text:list-item>
            <text:list-item>
              <text:p text:style-name="P6">Technical Skills: {{ w.skills.technical_skills | join(', ') }}</text:p>
            </text:list-item>
            <text:list-item>
              <text:p text:style-name="P6">Soft Skills: {{ w.skills.soft_skills | join(', ') }} {% endfor %}</text:p>
            </text:list-item>
          </text:list>
        </text:list-item>
      </text:list>
      <text:p text:style-name="Text_20_body"><text:span text:style-name="Strong_20_Emphasis">Projects:</text:span> {% for p in projects %}</text:p>
      <text:list text:style-name="L7">
        <text:list-item>
          <text:p text:style-name="P7">Project Title: {{ p.project_title }}</text:p>
        </text:list-item>
        <text:list-item>
          <text:p text:style-name="P7">Type: {{ p.type }}</text:p>
        </text:list-item>
        <text:list-item>
          <text:p text:style-name="P7">Duration: {{ p.duration }}</text:p>
        </text:list-item>
        <text:list-item>
          <text:p text:style-name="P7">Description: {{ p.description }}</text:p>
        </text:list-item>
        <text:list-item>
          <text:p text:style-name="P7">Skills:</text:p>
          <text:list>
            <text:list-item>
              <text:p text:style-name="P7">Programming Languages: {{ p.skills.programming_languages | join(', ') }}</text:p>
            </text:list-item>
            <text:list-item>
              <text:p text:style-name="P7">Technical Skills: {{ p.skills.technical_skills | join(', ') }}</text:p>
            </text:list-item>
            <text:list-item>
              <text:p text:style-name="P7">Soft Skills: {{ p.skills.soft_skills | join(', ') }} {% endfor %}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7-15T00:22:11.762766300</dc:date>
    <meta:editing-duration>PT2M58S</meta:editing-duration>
    <meta:editing-cycles>1</meta:editing-cycles>
    <meta:document-statistic meta:table-count="0" meta:image-count="0" meta:object-count="0" meta:page-count="2" meta:paragraph-count="54" meta:word-count="339" meta:character-count="2158" meta:non-whitespace-character-count="1916"/>
    <meta:generator>LibreOffice/25.2.4.3$Windows_X86_64 LibreOffice_project/33e196637044ead23f5c3226cde09b47731f7e27</meta:generator>
  </office:meta>
</office:document-meta>
</file>